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1.2cm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.55cm" fo:min-width="1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0.55cm" fo:min-width="1.2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0.55cm" fo:min-width="1.7cm"/>
    </style:style>
    <style:style style:name="gr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cm" fo:min-width="1.2cm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65cm" fo:min-width="2.7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3.4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4" style:family="graphic" style:parent-style-name="standard">
      <style:graphic-properties draw:fill-color="#cc9900" draw:textarea-horizontal-align="justify" draw:textarea-vertical-align="middle" draw:auto-grow-height="false" fo:min-height="0.55cm" fo:min-width="0.9cm"/>
    </style:style>
    <style:style style:name="gr15" style:family="graphic" style:parent-style-name="standard">
      <style:graphic-properties draw:textarea-horizontal-align="justify" draw:textarea-vertical-align="middle" draw:auto-grow-height="false" fo:min-height="0.45cm" fo:min-width="1.2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17" style:family="graphic" style:parent-style-name="standard">
      <style:graphic-properties draw:fill-color="#cc9900" draw:textarea-horizontal-align="justify" draw:textarea-vertical-align="middle" draw:auto-grow-height="false" fo:min-height="0.55cm" fo:min-width="1.9cm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0.55cm" fo:min-width="1.6cm"/>
    </style:style>
    <style:style style:name="gr19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55cm" fo:min-width="4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65cm" fo:min-width="4.8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24" style:family="graphic" style:parent-style-name="standard">
      <style:graphic-properties draw:fill-color="#ff6600" draw:textarea-horizontal-align="justify" draw:textarea-vertical-align="middle" draw:auto-grow-height="false" fo:min-height="0.55cm" fo:min-width="1.2cm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0.55cm" fo:min-width="1.2cm"/>
    </style:style>
    <style:style style:name="gr26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27" style:family="graphic" style:parent-style-name="standard">
      <style:graphic-properties draw:fill-color="#ff0066" draw:textarea-horizontal-align="justify" draw:textarea-vertical-align="middle" draw:auto-grow-height="false" fo:min-height="0.55cm" fo:min-width="1.7cm"/>
    </style:style>
    <style:style style:name="gr28" style:family="graphic" style:parent-style-name="standard">
      <style:graphic-properties draw:fill-color="#00cc00" draw:textarea-horizontal-align="justify" draw:textarea-vertical-align="middle" draw:auto-grow-height="false" fo:min-height="0.55cm" fo:min-width="1.7cm"/>
    </style:style>
    <style:style style:name="gr29" style:family="graphic" style:parent-style-name="standard">
      <style:graphic-properties draw:fill-color="#ff9999" draw:textarea-horizontal-align="justify" draw:textarea-vertical-align="middle" draw:auto-grow-height="false" fo:min-height="0.55cm" fo:min-width="1.7cm"/>
    </style:style>
    <style:style style:name="gr30" style:family="graphic" style:parent-style-name="standard">
      <style:graphic-properties draw:fill-color="#990000" draw:textarea-horizontal-align="justify" draw:textarea-vertical-align="middle" draw:auto-grow-height="false" fo:min-height="0.55cm" fo:min-width="1.7cm"/>
    </style:style>
    <style:style style:name="gr31" style:family="graphic" style:parent-style-name="standard">
      <style:graphic-properties draw:fill-color="#6600cc" draw:textarea-horizontal-align="justify" draw:textarea-vertical-align="middle" draw:auto-grow-height="false" fo:min-height="0.55cm" fo:min-width="1.7cm"/>
    </style:style>
    <style:style style:name="gr32" style:family="graphic" style:parent-style-name="standard">
      <style:graphic-properties draw:fill-color="#ff6600" draw:textarea-horizontal-align="justify" draw:textarea-vertical-align="middle" draw:auto-grow-height="false" fo:min-height="0.55cm" fo:min-width="1.7cm"/>
    </style:style>
    <style:style style:name="gr33" style:family="graphic" style:parent-style-name="standard">
      <style:graphic-properties draw:textarea-horizontal-align="justify" draw:textarea-vertical-align="middle" draw:auto-grow-height="false" fo:min-height="0.55cm" fo:min-width="6.5cm"/>
    </style:style>
    <style:style style:name="gr34" style:family="graphic" style:parent-style-name="standard">
      <style:graphic-properties draw:textarea-horizontal-align="justify" draw:textarea-vertical-align="middle" draw:auto-grow-height="false" fo:min-height="1.15cm" fo:min-width="6.5cm"/>
    </style:style>
    <style:style style:name="gr35" style:family="graphic" style:parent-style-name="standard">
      <style:graphic-properties draw:textarea-horizontal-align="justify" draw:textarea-vertical-align="middle" draw:auto-grow-height="false" fo:min-height="3.35cm" fo:min-width="6.5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15.4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38" style:family="graphic" style:parent-style-name="standard">
      <style:graphic-properties draw:textarea-horizontal-align="justify" draw:textarea-vertical-align="middle" draw:auto-grow-height="false" fo:min-height="0.45cm" fo:min-width="2.2cm"/>
    </style:style>
    <style:style style:name="gr39" style:family="graphic" style:parent-style-name="standard">
      <style:graphic-properties draw:textarea-horizontal-align="justify" draw:textarea-vertical-align="middle" draw:auto-grow-height="false" fo:min-height="0.45cm" fo:min-width="4.4cm"/>
    </style:style>
    <style:style style:name="gr40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41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1.4cm"/>
    </style:style>
    <style:style style:name="gr43" style:family="graphic" style:parent-style-name="standard">
      <style:graphic-properties draw:textarea-horizontal-align="justify" draw:textarea-vertical-align="middle" draw:auto-grow-height="false" fo:min-height="0.45cm" fo:min-width="0.6cm"/>
    </style:style>
    <style:style style:name="gr44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45" style:family="graphic" style:parent-style-name="standard">
      <style:graphic-properties draw:textarea-horizontal-align="justify" draw:textarea-vertical-align="middle" draw:auto-grow-height="false" fo:min-height="0.45cm" fo:min-width="5cm"/>
    </style:style>
    <style:style style:name="gr46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0.45cm" fo:min-width="0.5cm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standard">
      <style:graphic-properties draw:textarea-horizontal-align="justify" draw:textarea-vertical-align="middle" draw:auto-grow-height="false" fo:min-height="0.45cm" fo:min-width="3.7cm"/>
    </style:style>
    <style:style style:name="gr50" style:family="graphic" style:parent-style-name="standard">
      <style:graphic-properties draw:textarea-horizontal-align="justify" draw:textarea-vertical-align="middle" draw:auto-grow-height="false" fo:min-height="0.45cm" fo:min-width="5.5cm"/>
    </style:style>
    <style:style style:name="gr51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52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53" style:family="graphic" style:parent-style-name="standard">
      <style:graphic-properties draw:textarea-horizontal-align="justify" draw:textarea-vertical-align="middle" draw:auto-grow-height="false" fo:min-height="0.45cm" fo:min-width="0.7cm"/>
    </style:style>
    <style:style style:name="gr54" style:family="graphic" style:parent-style-name="standard">
      <style:graphic-properties draw:textarea-horizontal-align="justify" draw:textarea-vertical-align="middle" draw:auto-grow-height="false" fo:min-height="0.45cm" fo:min-width="0.1cm"/>
    </style:style>
    <style:style style:name="gr55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56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cc9900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ff0000"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  <style:text-properties fo:color="#007826" fo:font-size="10pt" style:font-size-asian="10pt" style:font-size-complex="10pt"/>
    </style:style>
    <style:style style:name="P7" style:family="paragraph">
      <loext:graphic-properties draw:fill-color="#ff6600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ff00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ff0066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-color="#00cc00"/>
      <style:paragraph-properties fo:text-align="center"/>
      <style:text-properties fo:color="#ffffff" fo:font-size="10pt" style:font-size-asian="10pt" style:font-size-complex="10pt"/>
    </style:style>
    <style:style style:name="P12" style:family="paragraph">
      <loext:graphic-properties draw:fill-color="#ff9999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990000"/>
      <style:paragraph-properties fo:text-align="center"/>
      <style:text-properties fo:color="#ffffff" fo:font-size="10pt" style:font-size-asian="10pt" style:font-size-complex="10pt"/>
    </style:style>
    <style:style style:name="P14" style:family="paragraph">
      <loext:graphic-properties draw:fill-color="#6600cc"/>
      <style:paragraph-properties fo:text-align="center"/>
      <style:text-properties fo:color="#ffffff" fo:font-size="10pt" style:font-size-asian="10pt" style:font-size-complex="1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007826" fo:font-size="10pt" style:font-size-asian="10pt" style:font-size-complex="10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cm" svg:height="0.8cm" svg:x="1.6cm" svg:y="16.2cm">
          <text:p text:style-name="P1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7cm" svg:height="0.8cm" svg:x="4.8cm" svg:y="2.7cm">
          <text:p text:style-name="P1"><text:span text:style-name="T1">contro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7cm" svg:height="0.8cm" svg:x="7.3cm" svg:y="2.7cm">
          <text:p text:style-name="P1"><text:span text:style-name="T1">app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3cm" svg:height="0.8cm" svg:x="9.8cm" svg:y="2.7cm">
          <text:p text:style-name="P1"><text:span text:style-name="T1">Controlador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3.1cm" draw:start-shape="id1" draw:start-glue-point="1" draw:end-shape="id2" draw:end-glue-point="3" svg:d="M3300 16600h750v-13500h750" svg:viewBox="0 0 1501 13501">
          <text:p/>
        </draw:connector>
        <draw:connector draw:style-name="gr3" draw:text-style-name="P4" draw:layer="layout" svg:x1="6.5cm" svg:y1="3.1cm" svg:x2="7.3cm" svg:y2="3.1cm" draw:start-shape="id2" draw:start-glue-point="1" draw:end-shape="id3" draw:end-glue-point="3" svg:d="M6500 3100h800" svg:viewBox="0 0 801 1">
          <text:p/>
        </draw:connector>
        <draw:connector draw:style-name="gr3" draw:text-style-name="P4" draw:layer="layout" svg:x1="9cm" svg:y1="3.1cm" svg:x2="9.8cm" svg:y2="3.1cm" draw:start-shape="id3" draw:start-glue-point="1" draw:end-shape="id4" draw:end-glue-point="3" svg:d="M9000 3100h800" svg:viewBox="0 0 801 1">
          <text:p/>
        </draw:connector>
        <draw:connector draw:style-name="gr3" draw:text-style-name="P4" draw:layer="layout" svg:x1="3.3cm" svg:y1="16.6cm" svg:x2="4.8cm" svg:y2="6.8cm" draw:start-shape="id1" draw:start-glue-point="1" draw:end-shape="id5" draw:end-glue-point="3" svg:d="M3300 16600h750v-9800h750" svg:viewBox="0 0 1501 9801">
          <text:p/>
        </draw:connector>
        <draw:custom-shape draw:style-name="gr1" draw:text-style-name="P2" xml:id="id7" draw:id="id7" draw:layer="layout" svg:width="1.7cm" svg:height="0.8cm" svg:x="10.1cm" svg:y="10.8cm">
          <text:p text:style-name="P1"><text:span text:style-name="T1">model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7cm" svg:height="0.8cm" svg:x="4.8cm" svg:y="6.4cm">
          <text:p text:style-name="P1"><text:span text:style-name="T1">app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cm" svg:y1="6.8cm" svg:x2="10.1cm" svg:y2="11.2cm" draw:start-shape="id6" draw:start-glue-point="1" draw:end-shape="id7" draw:end-glue-point="3" svg:d="M9000 6800h550v4400h550" svg:viewBox="0 0 1101 4401">
          <text:p/>
        </draw:connector>
        <draw:custom-shape draw:style-name="gr1" draw:text-style-name="P2" xml:id="id10" draw:id="id10" draw:layer="layout" svg:width="1.7cm" svg:height="0.8cm" svg:x="12.1cm" svg:y="7.9cm">
          <text:p text:style-name="P1"><text:span text:style-name="T1">plantil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7cm" svg:height="0.8cm" svg:x="12.1cm" svg:y="9.2cm">
          <text:p text:style-name="P1"><text:span text:style-name="T1">widge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1.7cm" svg:height="0.8cm" svg:x="14.5cm" svg:y="9.2cm">
          <text:p text:style-name="P1"><text:span text:style-name="T1">widge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3" draw:id="id13" draw:layer="layout" svg:width="2.2cm" svg:height="0.8cm" svg:x="14.4cm" svg:y="7.9cm">
          <text:p text:style-name="P1"><text:span text:style-name="T1">template.p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7cm" svg:height="0.8cm" svg:x="10.1cm" svg:y="14.2cm">
          <text:p text:style-name="P1"><text:span text:style-name="T1">static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7cm" svg:height="0.8cm" svg:x="10.1cm" svg:y="6.4cm">
          <text:p text:style-name="P1"><text:span text:style-name="T1">vist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7cm" svg:height="0.8cm" svg:x="7.3cm" svg:y="6.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6.8cm" svg:x2="7.3cm" svg:y2="6.8cm" draw:start-shape="id5" draw:start-glue-point="1" draw:end-shape="id6" draw:end-glue-point="3" svg:d="M6500 6800h800" svg:viewBox="0 0 801 1">
          <text:p/>
        </draw:connector>
        <draw:connector draw:style-name="gr6" draw:text-style-name="P4" draw:layer="layout" svg:x1="9cm" svg:y1="6.8cm" svg:x2="10.1cm" svg:y2="6.8cm" draw:start-shape="id6" draw:start-glue-point="1" draw:end-shape="id8" draw:end-glue-point="3" svg:d="M9000 6800h1100" svg:viewBox="0 0 1101 1">
          <text:p/>
        </draw:connector>
        <draw:connector draw:style-name="gr3" draw:text-style-name="P4" draw:layer="layout" svg:x1="9cm" svg:y1="6.8cm" svg:x2="10.1cm" svg:y2="14.6cm" draw:start-shape="id6" draw:start-glue-point="1" draw:end-shape="id9" draw:end-glue-point="3" svg:d="M9000 6800h550v7800h550" svg:viewBox="0 0 1101 7801">
          <text:p/>
        </draw:connector>
        <draw:connector draw:style-name="gr3" draw:text-style-name="P4" draw:layer="layout" svg:x1="10.95cm" svg:y1="7.2cm" svg:x2="12.1cm" svg:y2="8.3cm" draw:start-shape="id8" draw:start-glue-point="2" draw:end-shape="id10" draw:end-glue-point="3" svg:d="M10950 7200v1100h1150" svg:viewBox="0 0 1151 1101">
          <text:p/>
        </draw:connector>
        <draw:connector draw:style-name="gr3" draw:text-style-name="P4" draw:layer="layout" svg:x1="10.95cm" svg:y1="7.2cm" svg:x2="12.1cm" svg:y2="9.6cm" draw:start-shape="id8" draw:start-glue-point="2" draw:end-shape="id11" draw:end-glue-point="3" svg:d="M10950 7200v2400h1150" svg:viewBox="0 0 1151 2401">
          <text:p/>
        </draw:connector>
        <draw:connector draw:style-name="gr3" draw:text-style-name="P4" draw:layer="layout" svg:x1="13.8cm" svg:y1="9.6cm" svg:x2="14.5cm" svg:y2="9.6cm" draw:start-shape="id11" draw:start-glue-point="1" draw:end-shape="id12" draw:end-glue-point="3" svg:d="M13800 9600h700" svg:viewBox="0 0 701 1">
          <text:p/>
        </draw:connector>
        <draw:connector draw:style-name="gr3" draw:text-style-name="P4" draw:layer="layout" svg:x1="13.8cm" svg:y1="8.3cm" svg:x2="14.4cm" svg:y2="8.3cm" draw:start-shape="id10" draw:start-glue-point="1" draw:end-shape="id13" svg:d="M13800 8300h600" svg:viewBox="0 0 601 1">
          <text:p/>
        </draw:connector>
        <draw:custom-shape draw:style-name="gr4" draw:text-style-name="P3" xml:id="id14" draw:id="id14" draw:layer="layout" svg:width="1.7cm" svg:height="0.8cm" svg:x="12.6cm" svg:y="10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2.3cm" svg:height="0.8cm" svg:x="12.6cm" svg:y="12.9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1.2cm" svg:x2="12.6cm" svg:y2="11.2cm" draw:start-shape="id7" draw:start-glue-point="1" draw:end-shape="id14" draw:end-glue-point="3" svg:d="M11800 11200h800" svg:viewBox="0 0 801 1">
          <text:p/>
        </draw:connector>
        <draw:connector draw:style-name="gr3" draw:text-style-name="P4" draw:layer="layout" draw:line-skew="-0.101cm -0.05cm 0.101cm" svg:x1="11.8cm" svg:y1="11.2cm" svg:x2="12.6cm" svg:y2="13.3cm" draw:start-shape="id7" draw:start-glue-point="1" draw:end-shape="id15" draw:end-glue-point="3" svg:d="M11800 11200h400v1000 1100h400" svg:viewBox="0 0 801 2101">
          <text:p/>
        </draw:connector>
        <draw:custom-shape draw:style-name="gr7" draw:text-style-name="P5" xml:id="id16" draw:id="id16" draw:layer="layout" svg:width="1.7cm" svg:height="0.8cm" svg:x="15.2cm" svg:y="10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3cm" svg:y1="11.2cm" svg:x2="15.2cm" svg:y2="11.2cm" draw:start-shape="id14" draw:start-glue-point="1" draw:end-shape="id16" draw:end-glue-point="3" svg:d="M14300 11200h900" svg:viewBox="0 0 901 1">
          <text:p/>
        </draw:connector>
        <draw:connector draw:style-name="gr8" draw:text-style-name="P4" draw:layer="layout" svg:x1="16.05cm" svg:y1="11.6cm" svg:x2="14.9cm" svg:y2="13.3cm" draw:start-shape="id16" draw:start-glue-point="2" draw:end-shape="id15" draw:end-glue-point="1" svg:d="M16050 11600v1700h-1150" svg:viewBox="0 0 1151 1701">
          <text:p/>
        </draw:connector>
        <draw:custom-shape draw:style-name="gr4" draw:text-style-name="P3" xml:id="id17" draw:id="id17" draw:layer="layout" svg:width="1.7cm" svg:height="0.8cm" svg:x="13cm" svg:y="6.4cm">
          <text:p text:style-name="P1"><text:span text:style-name="T1">vista.htm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6.8cm" svg:x2="13cm" svg:y2="6.8cm" draw:start-shape="id8" draw:start-glue-point="1" draw:end-shape="id17" draw:end-glue-point="3" svg:d="M11800 6800h1200" svg:viewBox="0 0 1201 1">
          <text:p/>
        </draw:connector>
        <draw:custom-shape draw:style-name="gr7" draw:text-style-name="P5" xml:id="id18" draw:id="id18" draw:layer="layout" svg:width="1.7cm" svg:height="0.8cm" svg:x="10.1cm" svg:y="4.4cm">
          <text:p text:style-name="P1"><text:span text:style-name="T2">carg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95cm" svg:y1="3.5cm" svg:x2="10.95cm" svg:y2="4.4cm" draw:start-shape="id4" draw:start-glue-point="2" draw:end-shape="id18" draw:end-glue-point="0" svg:d="M10950 3500v900" svg:viewBox="0 0 1 901">
          <text:p/>
        </draw:connector>
        <draw:connector draw:style-name="gr3" draw:text-style-name="P4" draw:layer="layout" svg:x1="10.95cm" svg:y1="5.2cm" svg:x2="10.95cm" svg:y2="6.4cm" draw:start-shape="id18" draw:start-glue-point="2" draw:end-shape="id8" draw:end-glue-point="0" svg:d="M10950 5200v1200" svg:viewBox="0 0 1 1201">
          <text:p/>
        </draw:connector>
        <draw:custom-shape draw:style-name="gr1" draw:text-style-name="P2" xml:id="id19" draw:id="id19" draw:layer="layout" svg:width="1.7cm" svg:height="0.8cm" svg:x="12.8cm" svg:y="14.2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7cm" svg:height="0.8cm" svg:x="12.8cm" svg:y="15.2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7cm" svg:height="0.8cm" svg:x="12.8cm" svg:y="16.4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7cm" svg:height="0.8cm" svg:x="12.8cm" svg:y="20.2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4.6cm" svg:x2="12.8cm" svg:y2="14.6cm" draw:start-shape="id9" draw:start-glue-point="1" draw:end-shape="id19" draw:end-glue-point="3" svg:d="M11800 14600h1000" svg:viewBox="0 0 1001 1">
          <text:p/>
        </draw:connector>
        <draw:connector draw:style-name="gr3" draw:text-style-name="P4" draw:layer="layout" draw:line-skew="0cm 3.101cm 2.701cm" svg:x1="11.8cm" svg:y1="14.6cm" svg:x2="12.8cm" svg:y2="15.6cm" draw:start-shape="id9" draw:start-glue-point="1" draw:end-shape="id20" draw:end-glue-point="3" svg:d="M11800 14600h501v2200h-1v-1200h500" svg:viewBox="0 0 1001 2201">
          <text:p/>
        </draw:connector>
        <draw:connector draw:style-name="gr3" draw:text-style-name="P4" draw:layer="layout" svg:x1="11.8cm" svg:y1="14.6cm" svg:x2="12.8cm" svg:y2="16.8cm" draw:start-shape="id9" draw:start-glue-point="1" draw:end-shape="id21" draw:end-glue-point="3" svg:d="M11800 14600h501v1100h-2v1100h501" svg:viewBox="0 0 1001 2201">
          <text:p/>
        </draw:connector>
        <draw:connector draw:style-name="gr3" draw:text-style-name="P4" draw:layer="layout" svg:x1="11.8cm" svg:y1="14.6cm" svg:x2="12.8cm" svg:y2="20.6cm" draw:start-shape="id9" draw:start-glue-point="1" draw:end-shape="id22" draw:end-glue-point="3" svg:d="M11800 14600h501v3000h-2v3000h501" svg:viewBox="0 0 1001 6001">
          <text:p/>
        </draw:connector>
        <draw:custom-shape draw:style-name="gr1" draw:text-style-name="P2" xml:id="id23" draw:id="id23" draw:layer="layout" svg:width="1.7cm" svg:height="0.8cm" svg:x="12.8cm" svg:y="17.5cm">
          <text:p text:style-name="P1"><text:span text:style-name="T1">sou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7cm" svg:height="0.8cm" svg:x="12.8cm" svg:y="18.6cm">
          <text:p text:style-name="P1"><text:span text:style-name="T1">vide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4.6cm" svg:x2="12.8cm" svg:y2="17.9cm" draw:start-shape="id9" draw:start-glue-point="1" draw:end-shape="id23" draw:end-glue-point="3" svg:d="M11800 14600h501v1650h-2v1650h501" svg:viewBox="0 0 1001 3301">
          <text:p/>
        </draw:connector>
        <draw:connector draw:style-name="gr3" draw:text-style-name="P4" draw:layer="layout" svg:x1="11.8cm" svg:y1="14.6cm" svg:x2="12.8cm" svg:y2="19cm" draw:start-shape="id9" draw:start-glue-point="1" draw:end-shape="id24" draw:end-glue-point="3" svg:d="M11800 14600h501v2200h-2v2200h501" svg:viewBox="0 0 1001 4401">
          <text:p/>
        </draw:connector>
        <draw:custom-shape draw:style-name="gr1" draw:text-style-name="P2" xml:id="id25" draw:id="id25" draw:layer="layout" svg:width="1.7cm" svg:height="0.8cm" svg:x="15cm" svg:y="20.2cm">
          <text:p text:style-name="P1"><text:span text:style-name="T1">ma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5cm" svg:y1="20.6cm" svg:x2="15cm" svg:y2="20.6cm" draw:start-shape="id22" draw:start-glue-point="1" draw:end-shape="id25" draw:end-glue-point="3" svg:d="M14500 20600h500" svg:viewBox="0 0 501 1">
          <text:p/>
        </draw:connector>
        <draw:custom-shape draw:style-name="gr9" draw:text-style-name="P2" xml:id="id26" draw:id="id26" draw:layer="layout" svg:width="3.3cm" svg:height="0.8cm" svg:x="17.2cm" svg:y="20.2cm">
          <text:p text:style-name="P1"><text:span text:style-name="T1">Documentación.pdf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7cm" svg:y1="20.6cm" svg:x2="17.2cm" svg:y2="20.6cm" draw:start-shape="id25" draw:start-glue-point="1" draw:end-shape="id26" draw:end-glue-point="3" svg:d="M16700 20600h500" svg:viewBox="0 0 501 1">
          <text:p/>
        </draw:connector>
        <draw:custom-shape draw:style-name="gr10" draw:text-style-name="P6" xml:id="id27" draw:id="id27" draw:layer="layout" svg:width="3.2cm" svg:height="1.9cm" svg:x="5.6cm" svg:y="8.2cm">
          <text:p text:style-name="P1"><text:span text:style-name="T3">#apps propias del</text:span></text:p>
          <text:p text:style-name="P1"><text:span text:style-name="T3"><text:s/></text:span><text:span text:style-name="T3">fmk(framework)</text:span></text:p>
          <text:p text:style-name="P1"><text:span text:style-name="T3">Y proyectos en </text:span></text:p>
          <text:p text:style-name="P1"><text:span text:style-name="T3">produccion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65cm" svg:y1="7.2cm" svg:x2="7.2cm" svg:y2="8.2cm" draw:start-shape="id5" draw:start-glue-point="2" draw:end-shape="id27" draw:end-glue-point="0" svg:d="M5650 7200v500h1550v500" svg:viewBox="0 0 1551 1001">
          <text:p/>
        </draw:connector>
        <draw:custom-shape draw:style-name="gr1" draw:text-style-name="P2" xml:id="id29" draw:id="id29" draw:layer="layout" svg:width="1.7cm" svg:height="0.8cm" svg:x="4.8cm" svg:y="10.6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28" draw:id="id28" draw:layer="layout" svg:width="3.9cm" svg:height="1.5cm" svg:x="4.9cm" svg:y="4.3cm">
          <text:p text:style-name="P1"><text:span text:style-name="T3">#controladores del</text:span></text:p>
          <text:p text:style-name="P1"><text:span text:style-name="T3">Fmk</text:span></text:p>
          <text:p text:style-name="P1"><text:span text:style-name="T3">(lnk dentro de cgi-bin)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65cm" svg:y1="3.5cm" svg:x2="6.85cm" svg:y2="4.3cm" draw:start-shape="id2" draw:start-glue-point="2" draw:end-shape="id28" draw:end-glue-point="0" svg:d="M5650 3500v400h1200v400" svg:viewBox="0 0 1201 801">
          <text:p/>
        </draw:connector>
        <draw:custom-shape draw:style-name="gr10" draw:text-style-name="P6" xml:id="id31" draw:id="id31" draw:layer="layout" svg:width="3.2cm" svg:height="1.9cm" svg:x="5.6cm" svg:y="11.8cm">
          <text:p text:style-name="P1"><text:span text:style-name="T3">#archivo de </text:span></text:p>
          <text:p text:style-name="P1"><text:span text:style-name="T3">Configuracion del</text:span></text:p>
          <text:p text:style-name="P1"><text:span text:style-name="T3">frame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1.7cm" svg:height="0.8cm" svg:x="7.2cm" svg:y="10.6cm">
          <text:p text:style-name="P1"><text:span text:style-name="T1">config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11cm" svg:x2="7.2cm" svg:y2="11cm" draw:start-shape="id29" draw:start-glue-point="1" draw:end-shape="id30" draw:end-glue-point="3" svg:d="M6500 11000h700" svg:viewBox="0 0 701 1">
          <text:p/>
        </draw:connector>
        <draw:connector draw:style-name="gr3" draw:text-style-name="P4" draw:layer="layout" svg:x1="3.3cm" svg:y1="16.6cm" svg:x2="4.8cm" svg:y2="11cm" draw:start-shape="id1" draw:start-glue-point="1" draw:end-shape="id29" draw:end-glue-point="3" svg:d="M3300 16600h750v-5600h750" svg:viewBox="0 0 1501 5601">
          <text:p/>
        </draw:connector>
        <draw:connector draw:style-name="gr11" draw:text-style-name="P1" draw:layer="layout" svg:x1="8.05cm" svg:y1="11.4cm" svg:x2="7.2cm" svg:y2="11.8cm" draw:start-shape="id30" draw:start-glue-point="2" draw:end-shape="id31" draw:end-glue-point="0" svg:d="M8050 11400v200h-850v200" svg:viewBox="0 0 851 401">
          <text:p/>
        </draw:connector>
        <draw:custom-shape draw:style-name="gr1" draw:text-style-name="P2" xml:id="id32" draw:id="id32" draw:layer="layout" svg:width="1.7cm" svg:height="0.8cm" svg:x="4.8cm" svg:y="14cm">
          <text:p text:style-name="P1"><text:span text:style-name="T1">Draw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3" draw:id="id33" draw:layer="layout" svg:width="2.2cm" svg:height="0.8cm" svg:x="7.1cm" svg:y="14cm">
          <text:p text:style-name="P1"><text:span text:style-name="T1">esquem.od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14.4cm" draw:start-shape="id1" draw:start-glue-point="1" draw:end-shape="id32" draw:end-glue-point="3" svg:d="M3300 16600h750v-2200h750" svg:viewBox="0 0 1501 2201">
          <text:p/>
        </draw:connector>
        <draw:connector draw:style-name="gr3" draw:text-style-name="P4" draw:layer="layout" svg:x1="6.5cm" svg:y1="14.4cm" svg:x2="7.1cm" svg:y2="14.4cm" draw:start-shape="id32" draw:start-glue-point="1" draw:end-shape="id33" draw:end-glue-point="3" svg:d="M6500 14400h600" svg:viewBox="0 0 601 1">
          <text:p/>
        </draw:connector>
        <draw:custom-shape draw:style-name="gr10" draw:text-style-name="P6" xml:id="id34" draw:id="id34" draw:layer="layout" svg:width="3.2cm" svg:height="1.9cm" svg:x="5.6cm" svg:y="15.6cm">
          <text:p text:style-name="P1"><text:span text:style-name="T3">#archivo de </text:span></text:p>
          <text:p text:style-name="P1"><text:span text:style-name="T3">Esquemas de</text:span></text:p>
          <text:p text:style-name="P1"><text:span text:style-name="T3">Funcionamiento</text:span></text:p>
          <text:p text:style-name="P1"><text:span text:style-name="T3">Del fmk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8.2cm" svg:y1="14.8cm" svg:x2="7.2cm" svg:y2="15.6cm" draw:start-shape="id33" draw:start-glue-point="2" draw:end-shape="id34" draw:end-glue-point="0" svg:d="M8200 14800v400h-1000v400" svg:viewBox="0 0 1001 801">
          <text:p/>
        </draw:connector>
        <draw:custom-shape draw:style-name="gr13" draw:text-style-name="P2" xml:id="id35" draw:id="id35" draw:layer="layout" svg:width="3cm" svg:height="0.8cm" svg:x="4.8cm" svg:y="17.8cm">
          <text:p text:style-name="P1"><text:span text:style-name="T1">Site-packagu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18.2cm" draw:start-shape="id1" draw:start-glue-point="1" draw:end-shape="id35" draw:end-glue-point="3" svg:d="M3300 16600h750v1600h750" svg:viewBox="0 0 1501 1601">
          <text:p/>
        </draw:connector>
        <draw:custom-shape draw:style-name="gr1" draw:text-style-name="P2" xml:id="id36" draw:id="id36" draw:layer="layout" svg:width="1.7cm" svg:height="0.8cm" svg:x="8.6cm" svg:y="17.8cm">
          <text:p text:style-name="P1"><text:span text:style-name="T1">ztec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8cm" svg:y1="18.2cm" svg:x2="8.6cm" svg:y2="18.2cm" draw:start-shape="id35" draw:start-glue-point="1" draw:end-shape="id36" draw:end-glue-point="3" svg:d="M7800 18200h800" svg:viewBox="0 0 801 1">
          <text:p/>
        </draw:connector>
        <draw:custom-shape draw:style-name="gr14" draw:text-style-name="P3" xml:id="id37" draw:id="id37" draw:layer="layout" svg:width="1.4cm" svg:height="0.8cm" svg:x="10.2cm" svg:y="19.2cm">
          <text:p text:style-name="P1"><text:span text:style-name="T1">z.py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38" draw:id="id38" draw:layer="layout" svg:width="1.4cm" svg:height="0.8cm" svg:x="10.2cm" svg:y="20.4cm">
          <text:p text:style-name="P1"><text:span text:style-name="T1">zdb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5cm" svg:y1="18.6cm" svg:x2="10.2cm" svg:y2="19.6cm" draw:start-shape="id36" draw:start-glue-point="2" draw:end-shape="id37" draw:end-glue-point="3" svg:d="M9450 18600v1000h750" svg:viewBox="0 0 751 1001">
          <text:p/>
        </draw:connector>
        <draw:connector draw:style-name="gr3" draw:text-style-name="P4" draw:layer="layout" svg:x1="9.45cm" svg:y1="18.6cm" svg:x2="10.2cm" svg:y2="20.8cm" draw:start-shape="id36" draw:start-glue-point="2" draw:end-shape="id38" draw:end-glue-point="3" svg:d="M9450 18600v2200h750" svg:viewBox="0 0 751 2201">
          <text:p/>
        </draw:connector>
        <draw:custom-shape draw:style-name="gr14" draw:text-style-name="P3" xml:id="id39" draw:id="id39" draw:layer="layout" svg:width="1.4cm" svg:height="0.8cm" svg:x="10.2cm" svg:y="21.6cm">
          <text:p text:style-name="P1"><text:span text:style-name="T1">zt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5cm" svg:y1="18.6cm" svg:x2="10.2cm" svg:y2="22cm" draw:start-shape="id36" draw:start-glue-point="2" draw:end-shape="id39" draw:end-glue-point="3" svg:d="M9450 18600v3400h750" svg:viewBox="0 0 751 3401">
          <text:p/>
        </draw:connector>
        <draw:custom-shape draw:style-name="gr1" draw:text-style-name="P2" xml:id="id40" draw:id="id40" draw:layer="layout" svg:width="1.7cm" svg:height="0.8cm" svg:x="4.8cm" svg:y="22.9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23.3cm" draw:start-shape="id1" draw:start-glue-point="1" draw:end-shape="id40" draw:end-glue-point="3" svg:d="M3300 16600h750v6700h750" svg:viewBox="0 0 1501 6701">
          <text:p/>
        </draw:connector>
        <draw:custom-shape draw:style-name="gr1" draw:text-style-name="P2" xml:id="id41" draw:id="id41" draw:layer="layout" svg:width="1.7cm" svg:height="0.8cm" svg:x="7.3cm" svg:y="22.9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23.3cm" svg:x2="7.3cm" svg:y2="23.3cm" draw:start-shape="id40" draw:start-glue-point="1" draw:end-shape="id41" draw:end-glue-point="3" svg:d="M6500 23300h800" svg:viewBox="0 0 801 1">
          <text:p/>
        </draw:connector>
        <draw:custom-shape draw:style-name="gr1" draw:text-style-name="P2" xml:id="id42" draw:id="id42" draw:layer="layout" svg:width="1.7cm" svg:height="0.8cm" svg:x="13.8cm" svg:y="22.9cm">
          <text:p text:style-name="P1"><text:span text:style-name="T1">contro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7cm" svg:height="0.8cm" svg:x="13.8cm" svg:y="31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cm" svg:y1="23.3cm" svg:x2="13.8cm" svg:y2="23.3cm" draw:start-shape="id41" draw:start-glue-point="1" draw:end-shape="id42" svg:d="M9000 23300h4800" svg:viewBox="0 0 4801 1">
          <text:p/>
        </draw:connector>
        <draw:connector draw:style-name="gr3" draw:text-style-name="P4" draw:layer="layout" svg:x1="12.7cm" svg:y1="23.3cm" svg:x2="13.8cm" svg:y2="31.4cm" draw:end-shape="id43" draw:end-glue-point="3" svg:d="M12700 23300h300v8100h800" svg:viewBox="0 0 1101 8101">
          <text:p/>
        </draw:connector>
        <draw:custom-shape draw:style-name="gr1" draw:text-style-name="P2" xml:id="id44" draw:id="id44" draw:layer="layout" svg:width="1.7cm" svg:height="0.8cm" svg:x="13.8cm" svg:y="32.8cm">
          <text:p text:style-name="P1"><text:span text:style-name="T1">model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33.2cm" draw:end-shape="id44" draw:end-glue-point="3" svg:d="M12700 23300h300v9900h800" svg:viewBox="0 0 1101 9901">
          <text:p/>
        </draw:connector>
        <draw:custom-shape draw:style-name="gr15" draw:text-style-name="P2" xml:id="id45" draw:id="id45" draw:layer="layout" svg:width="1.7cm" svg:height="0.7cm" svg:x="13.8cm" svg:y="34.4cm">
          <text:p text:style-name="P1"><text:span text:style-name="T1">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7cm" svg:height="0.8cm" svg:x="16.6cm" svg:y="34.4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1.7cm" svg:height="0.8cm" svg:x="16.6cm" svg:y="35.4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1.7cm" svg:height="0.8cm" svg:x="16.6cm" svg:y="36.6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1.7cm" svg:height="0.8cm" svg:x="16.6cm" svg:y="46.3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4.75cm" svg:x2="16.6cm" svg:y2="34.8cm" draw:start-shape="id45" draw:start-glue-point="1" draw:end-shape="id46" draw:end-glue-point="3" svg:d="M15500 34750h550v50h550" svg:viewBox="0 0 1101 51">
          <text:p/>
        </draw:connector>
        <draw:connector draw:style-name="gr3" draw:text-style-name="P4" draw:layer="layout" svg:x1="15.5cm" svg:y1="34.75cm" svg:x2="16.6cm" svg:y2="35.8cm" draw:start-shape="id45" draw:start-glue-point="1" draw:end-shape="id47" draw:end-glue-point="3" svg:d="M15500 34750h550v1050h550" svg:viewBox="0 0 1101 1051">
          <text:p/>
        </draw:connector>
        <draw:connector draw:style-name="gr3" draw:text-style-name="P4" draw:layer="layout" svg:x1="15.5cm" svg:y1="34.75cm" svg:x2="16.6cm" svg:y2="37cm" draw:start-shape="id45" draw:start-glue-point="1" draw:end-shape="id48" draw:end-glue-point="3" svg:d="M15500 34750h550v2250h550" svg:viewBox="0 0 1101 2251">
          <text:p/>
        </draw:connector>
        <draw:custom-shape draw:style-name="gr1" draw:text-style-name="P2" xml:id="id50" draw:id="id50" draw:layer="layout" svg:width="1.7cm" svg:height="0.8cm" svg:x="16.6cm" svg:y="42.3cm">
          <text:p text:style-name="P1"><text:span text:style-name="T1">soun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" draw:id="id51" draw:layer="layout" svg:width="1.7cm" svg:height="0.8cm" svg:x="16.6cm" svg:y="43.4cm">
          <text:p text:style-name="P1"><text:span text:style-name="T1">vide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41.85cm" svg:x2="16.6cm" svg:y2="42.7cm" draw:start-shape="id49" draw:start-glue-point="1" draw:end-shape="id50" draw:end-glue-point="3" svg:d="M15500 41850h550v850h550" svg:viewBox="0 0 1101 851">
          <text:p/>
        </draw:connector>
        <draw:connector draw:style-name="gr3" draw:text-style-name="P4" draw:layer="layout" svg:x1="15.5cm" svg:y1="41.85cm" svg:x2="16.6cm" svg:y2="43.8cm" draw:start-shape="id49" draw:start-glue-point="1" draw:end-shape="id51" draw:end-glue-point="3" svg:d="M15500 41850h550v1950h550" svg:viewBox="0 0 1101 1951">
          <text:p/>
        </draw:connector>
        <draw:custom-shape draw:style-name="gr1" draw:text-style-name="P2" xml:id="id53" draw:id="id53" draw:layer="layout" svg:width="1.7cm" svg:height="0.8cm" svg:x="18.8cm" svg:y="46.3cm">
          <text:p text:style-name="P1"><text:span text:style-name="T1">ma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.3cm" svg:y1="46.7cm" svg:x2="18.8cm" svg:y2="46.7cm" draw:start-shape="id52" draw:start-glue-point="1" draw:end-shape="id53" draw:end-glue-point="3" svg:d="M18300 46700h500" svg:viewBox="0 0 501 1">
          <text:p/>
        </draw:connector>
        <draw:custom-shape draw:style-name="gr9" draw:text-style-name="P2" xml:id="id54" draw:id="id54" draw:layer="layout" svg:width="3.3cm" svg:height="0.8cm" svg:x="21cm" svg:y="46.3cm">
          <text:p text:style-name="P1"><text:span text:style-name="T1">Documentación.pdf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5cm" svg:y1="46.7cm" svg:x2="21cm" svg:y2="46.7cm" draw:start-shape="id53" draw:start-glue-point="1" draw:end-shape="id54" draw:end-glue-point="3" svg:d="M20500 46700h500" svg:viewBox="0 0 501 1">
          <text:p/>
        </draw:connector>
        <draw:connector draw:style-name="gr3" draw:text-style-name="P4" draw:layer="layout" svg:x1="12.7cm" svg:y1="23.3cm" svg:x2="13.8cm" svg:y2="34.75cm" draw:end-shape="id45" draw:end-glue-point="3" svg:d="M12700 23300h300v11450h800" svg:viewBox="0 0 1101 11451">
          <text:p/>
        </draw:connector>
        <draw:custom-shape draw:style-name="gr13" draw:text-style-name="P2" xml:id="id55" draw:id="id55" draw:layer="layout" svg:width="3cm" svg:height="0.8cm" svg:x="13.8cm" svg:y="48.1cm">
          <text:p text:style-name="P1"><text:span text:style-name="T1">Site-packagu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48.5cm" draw:end-shape="id55" svg:d="M12700 23300h300v25200h800" svg:viewBox="0 0 1101 25201">
          <text:p/>
        </draw:connector>
        <draw:custom-shape draw:style-name="gr16" draw:text-style-name="P2" xml:id="id56" draw:id="id56" draw:layer="layout" svg:width="2.4cm" svg:height="0.8cm" svg:x="17.6cm" svg:y="48.1cm">
          <text:p text:style-name="P1"><text:span text:style-name="T1">packEsp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57" draw:id="id57" draw:layer="layout" svg:width="2.4cm" svg:height="0.8cm" svg:x="20.8cm" svg:y="48.1cm">
          <text:p text:style-name="P1"><text:span text:style-name="T1">modEsp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8cm" svg:y1="48.5cm" svg:x2="17.6cm" svg:y2="48.5cm" draw:start-shape="id55" draw:start-glue-point="1" draw:end-shape="id56" draw:end-glue-point="3" svg:d="M16800 48500h800" svg:viewBox="0 0 801 1">
          <text:p/>
        </draw:connector>
        <draw:connector draw:style-name="gr3" draw:text-style-name="P4" draw:layer="layout" svg:x1="20cm" svg:y1="48.5cm" svg:x2="20.8cm" svg:y2="48.5cm" draw:start-shape="id56" draw:start-glue-point="1" draw:end-shape="id57" draw:end-glue-point="3" svg:d="M20000 48500h800" svg:viewBox="0 0 801 1">
          <text:p/>
        </draw:connector>
        <draw:custom-shape draw:style-name="gr18" draw:text-style-name="P3" xml:id="id58" draw:id="id58" draw:layer="layout" svg:width="2.1cm" svg:height="0.8cm" svg:x="16.4cm" svg:y="31cm">
          <text:p text:style-name="P1"><text:span text:style-name="T1">config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1.4cm" svg:x2="16.4cm" svg:y2="31.4cm" draw:start-shape="id43" draw:start-glue-point="1" draw:end-shape="id58" draw:end-glue-point="3" svg:d="M15500 31400h900" svg:viewBox="0 0 901 1">
          <text:p/>
        </draw:connector>
        <draw:custom-shape draw:style-name="gr4" draw:text-style-name="P3" xml:id="id59" draw:id="id59" draw:layer="layout" svg:width="1.7cm" svg:height="0.8cm" svg:x="20.3cm" svg:y="32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0" draw:id="id60" draw:layer="layout" svg:width="2.3cm" svg:height="0.8cm" svg:x="20.3cm" svg:y="35.1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3.2cm" svg:x2="20.3cm" svg:y2="33.2cm" draw:start-shape="id44" draw:start-glue-point="1" draw:end-shape="id59" draw:end-glue-point="3" svg:d="M15500 33200h4800" svg:viewBox="0 0 4801 1">
          <text:p/>
        </draw:connector>
        <draw:connector draw:style-name="gr3" draw:text-style-name="P4" draw:layer="layout" draw:line-skew="0.9cm" svg:x1="15.5cm" svg:y1="33.2cm" svg:x2="20.3cm" svg:y2="35.5cm" draw:start-shape="id44" draw:end-shape="id60" draw:end-glue-point="3" svg:d="M15500 33200h3300v2300h1500" svg:viewBox="0 0 4801 2301">
          <text:p/>
        </draw:connector>
        <draw:custom-shape draw:style-name="gr7" draw:text-style-name="P5" xml:id="id61" draw:id="id61" draw:layer="layout" svg:width="1.7cm" svg:height="0.8cm" svg:x="22.9cm" svg:y="32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22cm" svg:y1="33.2cm" svg:x2="22.9cm" svg:y2="33.2cm" draw:start-shape="id59" draw:start-glue-point="1" draw:end-shape="id61" draw:end-glue-point="3" svg:d="M22000 33200h900" svg:viewBox="0 0 901 1">
          <text:p/>
        </draw:connector>
        <draw:connector draw:style-name="gr8" draw:text-style-name="P4" draw:layer="layout" svg:x1="23.75cm" svg:y1="33.6cm" svg:x2="22.6cm" svg:y2="35.5cm" draw:start-shape="id61" draw:start-glue-point="2" draw:end-shape="id60" draw:end-glue-point="1" svg:d="M23750 33600v1900h-1150" svg:viewBox="0 0 1151 1901">
          <text:p/>
        </draw:connector>
        <draw:custom-shape draw:style-name="gr1" draw:text-style-name="P2" xml:id="id63" draw:id="id63" draw:layer="layout" svg:width="1.7cm" svg:height="0.8cm" svg:x="15.8cm" svg:y="28.3cm">
          <text:p text:style-name="P1"><text:span text:style-name="T1">plantil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1.7cm" svg:height="0.8cm" svg:x="15.8cm" svg:y="29.6cm">
          <text:p text:style-name="P1"><text:span text:style-name="T1">widge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5" draw:id="id65" draw:layer="layout" svg:width="1.7cm" svg:height="0.8cm" svg:x="18.2cm" svg:y="29.6cm">
          <text:p text:style-name="P1"><text:span text:style-name="T1">widge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6" draw:id="id66" draw:layer="layout" svg:width="2.2cm" svg:height="0.8cm" svg:x="18.1cm" svg:y="28.3cm">
          <text:p text:style-name="P1"><text:span text:style-name="T1">template.p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" draw:id="id62" draw:layer="layout" svg:width="1.7cm" svg:height="0.8cm" svg:x="13.8cm" svg:y="26.8cm">
          <text:p text:style-name="P1"><text:span text:style-name="T1">vista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65cm" svg:y1="27.6cm" svg:x2="15.8cm" svg:y2="28.7cm" draw:start-shape="id62" draw:start-glue-point="2" draw:end-shape="id63" draw:end-glue-point="3" svg:d="M14650 27600v1100h1150" svg:viewBox="0 0 1151 1101">
          <text:p/>
        </draw:connector>
        <draw:connector draw:style-name="gr3" draw:text-style-name="P4" draw:layer="layout" svg:x1="14.65cm" svg:y1="27.6cm" svg:x2="15.8cm" svg:y2="30cm" draw:start-shape="id62" draw:start-glue-point="2" draw:end-shape="id64" draw:end-glue-point="3" svg:d="M14650 27600v2400h1150" svg:viewBox="0 0 1151 2401">
          <text:p/>
        </draw:connector>
        <draw:connector draw:style-name="gr3" draw:text-style-name="P4" draw:layer="layout" svg:x1="17.5cm" svg:y1="30cm" svg:x2="18.2cm" svg:y2="30cm" draw:start-shape="id64" draw:start-glue-point="1" draw:end-shape="id65" draw:end-glue-point="3" svg:d="M17500 30000h700" svg:viewBox="0 0 701 1">
          <text:p/>
        </draw:connector>
        <draw:connector draw:style-name="gr3" draw:text-style-name="P4" draw:layer="layout" svg:x1="17.5cm" svg:y1="28.7cm" svg:x2="18.1cm" svg:y2="28.7cm" draw:start-shape="id63" draw:start-glue-point="1" draw:end-shape="id66" svg:d="M17500 28700h600" svg:viewBox="0 0 601 1">
          <text:p/>
        </draw:connector>
        <draw:custom-shape draw:style-name="gr4" draw:text-style-name="P3" xml:id="id67" draw:id="id67" draw:layer="layout" svg:width="1.7cm" svg:height="0.8cm" svg:x="16.7cm" svg:y="26.8cm">
          <text:p text:style-name="P1"><text:span text:style-name="T1">index.htm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27.2cm" svg:x2="16.7cm" svg:y2="27.2cm" draw:start-shape="id62" draw:start-glue-point="1" draw:end-shape="id67" draw:end-glue-point="3" svg:d="M15500 27200h1200" svg:viewBox="0 0 1201 1">
          <text:p/>
        </draw:connector>
        <draw:connector draw:style-name="gr3" draw:text-style-name="P4" draw:layer="layout" draw:line-skew="1.6cm" svg:x1="9cm" svg:y1="23.3cm" svg:x2="13.8cm" svg:y2="27.2cm" draw:start-shape="id41" draw:start-glue-point="1" draw:end-shape="id62" draw:end-glue-point="3" svg:d="M9000 23300h4000v3900h800" svg:viewBox="0 0 4801 3901">
          <text:p/>
        </draw:connector>
        <draw:custom-shape draw:style-name="gr2" draw:text-style-name="P3" xml:id="id68" draw:id="id68" draw:layer="layout" svg:width="2.3cm" svg:height="0.8cm" svg:x="16.4cm" svg:y="22.9cm">
          <text:p text:style-name="P1"><text:span text:style-name="T1">Controlador.p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69" draw:id="id69" draw:layer="layout" svg:width="1.7cm" svg:height="0.8cm" svg:x="16.7cm" svg:y="24.6cm">
          <text:p text:style-name="P1"><text:span text:style-name="T2">carg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7.55cm" svg:y1="23.7cm" svg:x2="17.55cm" svg:y2="24.6cm" draw:start-shape="id68" draw:start-glue-point="2" draw:end-shape="id69" draw:end-glue-point="0" svg:d="M17550 23700v900" svg:viewBox="0 0 1 901">
          <text:p/>
        </draw:connector>
        <draw:connector draw:style-name="gr3" draw:text-style-name="P4" draw:layer="layout" svg:x1="17.55cm" svg:y1="25.4cm" svg:x2="17.55cm" svg:y2="26.8cm" draw:start-shape="id69" draw:start-glue-point="2" draw:end-shape="id67" draw:end-glue-point="0" svg:d="M17550 25400v1400" svg:viewBox="0 0 1 1401">
          <text:p/>
        </draw:connector>
        <draw:connector draw:style-name="gr3" draw:text-style-name="P4" draw:layer="layout" svg:x1="18.4cm" svg:y1="25cm" svg:x2="19.2cm" svg:y2="28.3cm" draw:start-shape="id69" draw:start-glue-point="1" draw:end-shape="id66" draw:end-glue-point="0" svg:d="M18400 25000h800v3300" svg:viewBox="0 0 801 3301">
          <text:p/>
        </draw:connector>
        <draw:connector draw:style-name="gr3" draw:text-style-name="P4" draw:layer="layout" svg:x1="19.9cm" svg:y1="30cm" svg:x2="20.3cm" svg:y2="28.7cm" draw:start-shape="id65" draw:start-glue-point="1" draw:end-shape="id66" draw:end-glue-point="1" svg:d="M19900 30000h901v-1300h-501" svg:viewBox="0 0 902 1301">
          <text:p/>
        </draw:connector>
        <draw:connector draw:style-name="gr19" draw:text-style-name="P4" draw:layer="layout" draw:line-skew="1.099cm" svg:x1="19.9cm" svg:y1="30cm" svg:x2="18.4cm" svg:y2="27.2cm" draw:start-shape="id65" draw:start-glue-point="1" draw:end-shape="id67" draw:end-glue-point="1" svg:d="M19900 30000h1600v-2800h-3100" svg:viewBox="0 0 3101 2801">
          <text:p/>
        </draw:connector>
        <draw:connector draw:style-name="gr3" draw:text-style-name="P4" draw:layer="layout" svg:x1="16.2cm" svg:y1="9.6cm" svg:x2="16.6cm" svg:y2="8.3cm" draw:start-shape="id12" draw:start-glue-point="1" draw:end-shape="id13" draw:end-glue-point="1" svg:d="M16200 9600h901v-1300h-501" svg:viewBox="0 0 902 1301">
          <text:p/>
        </draw:connector>
        <draw:connector draw:style-name="gr20" draw:text-style-name="P4" draw:layer="layout" draw:line-skew="0.899cm" svg:x1="16.2cm" svg:y1="9.6cm" svg:x2="14.7cm" svg:y2="6.8cm" draw:start-shape="id12" draw:start-glue-point="1" draw:end-shape="id17" draw:end-glue-point="1" svg:d="M16200 9600h1400v-2800h-2900" svg:viewBox="0 0 2901 2801">
          <text:p/>
        </draw:connector>
        <draw:connector draw:style-name="gr3" draw:text-style-name="P4" draw:layer="layout" svg:x1="12.1cm" svg:y1="3.1cm" svg:x2="13.85cm" svg:y2="6.4cm" draw:start-shape="id4" draw:start-glue-point="1" draw:end-shape="id17" draw:end-glue-point="0" svg:d="M12100 3100h1750v3300" svg:viewBox="0 0 1751 3301">
          <text:p/>
        </draw:connector>
        <draw:connector draw:style-name="gr3" draw:text-style-name="P4" draw:layer="layout" svg:x1="12.1cm" svg:y1="3.1cm" svg:x2="15.5cm" svg:y2="7.9cm" draw:start-shape="id4" draw:start-glue-point="1" draw:end-shape="id13" draw:end-glue-point="0" svg:d="M12100 3100h3400v4800" svg:viewBox="0 0 3401 4801">
          <text:p/>
        </draw:connector>
        <draw:custom-shape draw:style-name="gr21" draw:text-style-name="P2" xml:id="id70" draw:id="id70" draw:layer="layout" svg:width="4.5cm" svg:height="0.8cm" draw:transform="skewX (0.00506145483078356) rotate (0.00488692190558412) translate (15.1cm 21.6cm)">
          <text:p text:style-name="P1"><text:span text:style-name="T1">proyect_appcontrol_fech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65cm" svg:y1="22.9cm" svg:x2="15.1cm" svg:y2="22cm" draw:start-shape="id42" draw:start-glue-point="0" draw:end-shape="id70" draw:end-glue-point="3" svg:d="M14650 22900v-900h450" svg:viewBox="0 0 451 901">
          <text:p/>
        </draw:connector>
        <draw:connector draw:style-name="gr3" draw:text-style-name="P4" draw:layer="layout" svg:x1="19.6cm" svg:y1="21.978cm" svg:x2="18.7cm" svg:y2="23.3cm" draw:start-shape="id70" draw:start-glue-point="1" draw:end-shape="id68" draw:end-glue-point="1" svg:d="M19600 21978h501v1322h-1401" svg:viewBox="0 0 1402 1323">
          <text:p/>
        </draw:connector>
        <draw:custom-shape draw:style-name="gr1" draw:text-style-name="P2" xml:id="id74" draw:id="id74" draw:layer="layout" svg:width="1.7cm" svg:height="0.8cm" svg:x="4.8cm" svg:y="24.8cm">
          <text:p text:style-name="P1"><text:span text:style-name="T1">model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1" draw:id="id71" draw:layer="layout" svg:width="1.7cm" svg:height="0.8cm" svg:x="7.8cm" svg:y="24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3" draw:id="id73" draw:layer="layout" svg:width="2.3cm" svg:height="0.8cm" svg:x="7.8cm" svg:y="27.1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2" draw:id="id72" draw:layer="layout" svg:width="1.7cm" svg:height="0.8cm" svg:x="10.4cm" svg:y="24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5cm" svg:y1="25.2cm" svg:x2="10.4cm" svg:y2="25.2cm" draw:start-shape="id71" draw:start-glue-point="1" draw:end-shape="id72" draw:end-glue-point="3" svg:d="M9500 25200h900" svg:viewBox="0 0 901 1">
          <text:p/>
        </draw:connector>
        <draw:connector draw:style-name="gr8" draw:text-style-name="P4" draw:layer="layout" svg:x1="11.25cm" svg:y1="25.6cm" svg:x2="10.1cm" svg:y2="27.5cm" draw:start-shape="id72" draw:start-glue-point="2" draw:end-shape="id73" draw:end-glue-point="1" svg:d="M11250 25600v1900h-1150" svg:viewBox="0 0 1151 1901">
          <text:p/>
        </draw:connector>
        <draw:connector draw:style-name="gr3" draw:text-style-name="P4" draw:layer="layout" svg:x1="6.5cm" svg:y1="25.2cm" svg:x2="7.8cm" svg:y2="25.2cm" draw:start-shape="id74" draw:start-glue-point="1" draw:end-shape="id71" draw:end-glue-point="3" svg:d="M6500 25200h1300" svg:viewBox="0 0 1301 1">
          <text:p/>
        </draw:connector>
        <draw:custom-shape draw:style-name="gr22" draw:text-style-name="P6" xml:id="id75" draw:id="id75" draw:layer="layout" svg:width="5.3cm" svg:height="1.9cm" svg:x="1.4cm" svg:y="26.5cm">
          <text:p text:style-name="P1"><text:span text:style-name="T3">#Es la base de datos</text:span></text:p>
          <text:p text:style-name="P1"><text:span text:style-name="T3">Del fmk donde</text:span></text:p>
          <text:p text:style-name="P1"><text:span text:style-name="T3">Se administran las</text:span></text:p>
          <text:p text:style-name="P1"><text:span text:style-name="T3">aplicacione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05cm" svg:y1="26.5cm" svg:x2="7.8cm" svg:y2="27.5cm" draw:start-shape="id75" draw:start-glue-point="0" draw:end-shape="id73" draw:end-glue-point="3" svg:d="M4050 26500v-501h3200v1501h550" svg:viewBox="0 0 3751 1502">
          <text:p/>
        </draw:connector>
        <draw:custom-shape draw:style-name="gr15" draw:text-style-name="P2" xml:id="id49" draw:id="id49" draw:layer="layout" svg:width="1.7cm" svg:height="0.7cm" svg:x="13.8cm" svg:y="41.5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1.6cm" svg:x1="9cm" svg:y1="23.3cm" svg:x2="13.8cm" svg:y2="41.85cm" draw:start-shape="id41" draw:end-shape="id49" draw:end-glue-point="3" svg:d="M9000 23300h4000v18550h800" svg:viewBox="0 0 4801 18551">
          <text:p/>
        </draw:connector>
        <draw:custom-shape draw:style-name="gr1" draw:text-style-name="P2" draw:layer="layout" svg:width="1.7cm" svg:height="0.8cm" svg:x="16.6cm" svg:y="44.8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7" draw:id="id77" draw:layer="layout" svg:width="1.7cm" svg:height="0.8cm" svg:x="19.1cm" svg:y="40.8cm">
          <text:p text:style-name="P1"><text:span text:style-name="T1">Music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6" draw:id="id76" draw:layer="layout" svg:width="1.7cm" svg:height="0.8cm" svg:x="19.1cm" svg:y="41.8cm">
          <text:p text:style-name="P1"><text:span text:style-name="T1">sampl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.3cm" svg:y1="42.7cm" svg:x2="19.1cm" svg:y2="42.2cm" draw:start-shape="id50" draw:start-glue-point="1" draw:end-shape="id76" draw:end-glue-point="3" svg:d="M18300 42700h400v-500h400" svg:viewBox="0 0 801 501">
          <text:p/>
        </draw:connector>
        <draw:connector draw:style-name="gr3" draw:text-style-name="P4" draw:layer="layout" draw:line-skew="-2.601cm 1.501cm 0.101cm" svg:x1="18.3cm" svg:y1="42.7cm" svg:x2="19.1cm" svg:y2="41.2cm" draw:start-shape="id50" draw:start-glue-point="1" draw:end-shape="id77" draw:end-glue-point="3" svg:d="M18300 42700h400v-900-600h400" svg:viewBox="0 0 801 1501">
          <text:p/>
        </draw:connector>
        <draw:custom-shape draw:style-name="gr1" draw:text-style-name="P2" xml:id="id79" draw:id="id79" draw:layer="layout" svg:width="1.7cm" svg:height="0.8cm" svg:x="21.5cm" svg:y="43.6cm">
          <text:p text:style-name="P1"><text:span text:style-name="T1">f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" draw:id="id80" draw:layer="layout" svg:width="1.7cm" svg:height="0.8cm" svg:x="21.5cm" svg:y="44.6cm">
          <text:p text:style-name="P1"><text:span text:style-name="T1">vocals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78" draw:id="id78" draw:layer="layout" svg:width="2.1cm" svg:height="0.8cm" svg:x="21.5cm" svg:y="41.8cm">
          <text:p text:style-name="P1"><text:span text:style-name="T1">instrument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8cm" svg:y1="42.2cm" svg:x2="21.5cm" svg:y2="42.2cm" draw:start-shape="id76" draw:start-glue-point="1" draw:end-shape="id78" draw:end-glue-point="3" svg:d="M20800 42200h700" svg:viewBox="0 0 701 1">
          <text:p/>
        </draw:connector>
        <draw:connector draw:style-name="gr3" draw:text-style-name="P4" draw:layer="layout" draw:line-skew="0cm 1.601cm 2.701cm" svg:x1="20.8cm" svg:y1="42.2cm" svg:x2="21.5cm" svg:y2="44cm" draw:start-shape="id76" draw:start-glue-point="1" draw:end-shape="id79" draw:end-glue-point="3" svg:d="M20800 42200h501v700h-1v1100h200" svg:viewBox="0 0 701 1801">
          <text:p/>
        </draw:connector>
        <draw:connector draw:style-name="gr3" draw:text-style-name="P4" draw:layer="layout" draw:line-skew="0cm 0cm 0.301cm" svg:x1="20.8cm" svg:y1="42.2cm" svg:x2="21.5cm" svg:y2="45cm" draw:start-shape="id76" draw:start-glue-point="1" draw:end-shape="id80" draw:end-glue-point="3" svg:d="M20800 42200h501v1400h-1v1400h200" svg:viewBox="0 0 701 2801">
          <text:p/>
        </draw:connector>
        <draw:custom-shape draw:style-name="gr23" draw:text-style-name="P2" xml:id="id81" draw:id="id81" draw:layer="layout" svg:width="2.1cm" svg:height="0.8cm" svg:x="21.5cm" svg:y="42.7cm">
          <text:p text:style-name="P1"><text:span text:style-name="T1">soundtrac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5cm" svg:x1="20.8cm" svg:y1="42.2cm" svg:x2="21.5cm" svg:y2="43.1cm" draw:start-shape="id76" draw:start-glue-point="1" draw:end-shape="id81" draw:end-glue-point="3" svg:d="M20800 42200h500v900h200" svg:viewBox="0 0 701 901">
          <text:p/>
        </draw:connector>
        <draw:custom-shape draw:style-name="gr24" draw:text-style-name="P7" draw:layer="layout" svg:width="1.7cm" svg:height="0.8cm" svg:x="21.9cm" svg:y="2.1cm">
          <text:p text:style-name="P1"><text:span text:style-name="T1">UR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7cm" svg:height="0.8cm" svg:x="23.6cm" svg:y="2.1cm">
          <text:p text:style-name="P1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1.7cm" svg:height="0.8cm" svg:x="25.3cm" svg:y="2.1cm">
          <text:p text:style-name="P1"><text:span text:style-name="T1">fm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cm" svg:height="0.8cm" svg:x="27cm" svg:y="2.1cm">
          <text:p text:style-name="P1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8cm" svg:height="0.8cm" svg:x="28.7cm" svg:y="2.1cm">
          <text:p text:style-name="P1"><text:span text:style-name="T1">v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2cm" svg:height="0.8cm" svg:x="30.5cm" svg:y="2.1cm"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2.2cm" svg:height="0.8cm" svg:x="32.7cm" svg:y="2.1cm">
          <text:p text:style-name="P10"><text:span text:style-name="T1">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1.7cm" svg:height="0.8cm" svg:x="21.9cm" svg:y="4.8cm">
          <text:p text:style-name="P1"><text:span text:style-name="T1">UR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7cm" svg:height="0.8cm" svg:x="23.6cm" svg:y="4.8cm">
          <text:p text:style-name="P1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84" draw:id="id84" draw:layer="layout" svg:width="1.7cm" svg:height="0.8cm" svg:x="25.3cm" svg:y="4.8cm">
          <text:p text:style-name="P1"><text:span text:style-name="T1">fm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cm" svg:height="0.8cm" svg:x="27cm" svg:y="4.8cm">
          <text:p text:style-name="P1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8cm" svg:height="0.8cm" svg:x="28.7cm" svg:y="4.8cm">
          <text:p text:style-name="P1"><text:span text:style-name="T1">v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2.2cm" svg:height="0.8cm" svg:x="30.5cm" svg:y="4.8cm">
          <text:p text:style-name="P1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draw:layer="layout" svg:width="2.2cm" svg:height="0.8cm" svg:x="32.7cm" svg:y="4.8cm">
          <text:p text:style-name="P10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xml:id="id82" draw:id="id82" draw:layer="layout" svg:width="2.2cm" svg:height="0.8cm" svg:x="34.9cm" svg:y="4.8cm">
          <text:p text:style-name="P10"><text:span text:style-name="T1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xml:id="id83" draw:id="id83" draw:layer="layout" svg:width="2.2cm" svg:height="0.8cm" svg:x="37.6cm" svg:y="3.5cm">
          <text:p text:style-name="P10"><text:span text:style-name="T1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line-skew="-2.901cm 1.401cm" svg:x1="37.1cm" svg:y1="5.2cm" svg:x2="37.6cm" svg:y2="3.9cm" draw:start-shape="id82" draw:start-glue-point="1" draw:end-shape="id83" draw:end-glue-point="3" svg:d="M37100 5200h300v-800h-301v-500h501" svg:viewBox="0 0 502 1301">
          <text:p/>
        </draw:connector>
        <draw:custom-shape draw:style-name="gr24" draw:text-style-name="P7" xml:id="id85" draw:id="id85" draw:layer="layout" svg:width="1.7cm" svg:height="0.8cm" svg:x="27cm" svg:y="7.2cm">
          <text:p text:style-name="P1"><text:span text:style-name="T1">lanzado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6.15cm" svg:y1="5.6cm" svg:x2="27cm" svg:y2="7.6cm" draw:start-shape="id84" draw:start-glue-point="2" draw:end-shape="id85" draw:end-glue-point="3" svg:d="M26150 5600v2000h850" svg:viewBox="0 0 851 2001">
          <text:p/>
        </draw:connector>
        <draw:custom-shape draw:style-name="gr1" draw:text-style-name="P2" draw:layer="layout" svg:width="1.7cm" svg:height="0.8cm" svg:x="28.7cm" svg:y="7.2cm">
          <text:p text:style-name="P1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8cm" svg:height="0.8cm" svg:x="30.4cm" svg:y="7.2cm">
          <text:p text:style-name="P1"><text:span text:style-name="T1">v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2.2cm" svg:height="0.8cm" svg:x="32.2cm" svg:y="7.2cm">
          <text:p text:style-name="P1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draw:layer="layout" svg:width="2.2cm" svg:height="0.8cm" svg:x="34.4cm" svg:y="7.2cm">
          <text:p text:style-name="P10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draw:layer="layout" svg:width="2.2cm" svg:height="0.8cm" svg:x="36.6cm" svg:y="7.2cm">
          <text:p text:style-name="P10"><text:span text:style-name="T1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xml:id="id86" draw:id="id86" draw:layer="layout" svg:width="1.7cm" svg:height="0.8cm" svg:x="28.8cm" svg:y="9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7.85cm" svg:y1="8cm" svg:x2="28.8cm" svg:y2="9.4cm" draw:start-shape="id85" draw:start-glue-point="2" draw:end-shape="id86" draw:end-glue-point="3" svg:d="M27850 8000v1400h950" svg:viewBox="0 0 951 1401">
          <text:p/>
        </draw:connector>
        <draw:custom-shape draw:style-name="gr32" draw:text-style-name="P7" xml:id="id87" draw:id="id87" draw:layer="layout" svg:width="2.2cm" svg:height="0.8cm" svg:x="31.4cm" svg:y="10.3cm">
          <text:p text:style-name="P1"><text:span text:style-name="T1">controlado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9.65cm" svg:y1="9.8cm" svg:x2="31.4cm" svg:y2="10.7cm" draw:start-shape="id86" draw:start-glue-point="2" draw:end-shape="id87" draw:end-glue-point="3" svg:d="M29650 9800v900h1750" svg:viewBox="0 0 1751 901">
          <text:p/>
        </draw:connector>
        <draw:custom-shape draw:style-name="gr26" draw:text-style-name="P2" draw:layer="layout" svg:width="1.8cm" svg:height="0.8cm" svg:x="33.6cm" svg:y="10.3cm">
          <text:p text:style-name="P1"><text:span text:style-name="T1">v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2.2cm" svg:height="0.8cm" svg:x="35.4cm" svg:y="10.3cm">
          <text:p text:style-name="P1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draw:layer="layout" svg:width="2.2cm" svg:height="0.8cm" svg:x="37.6cm" svg:y="10.3cm">
          <text:p text:style-name="P10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draw:layer="layout" svg:width="2.2cm" svg:height="0.8cm" svg:x="39.8cm" svg:y="10.3cm">
          <text:p text:style-name="P10"><text:span text:style-name="T1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1.7cm" svg:height="0.8cm" svg:x="21.5cm" svg:y="14.7cm">
          <text:p text:style-name="P1"><text:span text:style-name="T1">UR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7cm" svg:height="0.8cm" svg:x="23.2cm" svg:y="14.7cm">
          <text:p text:style-name="P1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1.7cm" svg:height="0.8cm" svg:x="24.9cm" svg:y="14.7cm">
          <text:p text:style-name="P1"><text:span text:style-name="T1">fm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cm" svg:height="0.8cm" svg:x="26.6cm" svg:y="14.7cm">
          <text:p text:style-name="P1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8cm" svg:height="0.8cm" svg:x="28.3cm" svg:y="14.7cm">
          <text:p text:style-name="P1"><text:span text:style-name="T1">v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2.2cm" svg:height="0.8cm" svg:x="30.1cm" svg:y="14.7cm">
          <text:p text:style-name="P1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draw:layer="layout" svg:width="2.2cm" svg:height="0.8cm" svg:x="32.3cm" svg:y="14.7cm">
          <text:p text:style-name="P10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xml:id="id88" draw:id="id88" draw:layer="layout" svg:width="2.2cm" svg:height="0.8cm" svg:x="36.7cm" svg:y="14.7cm">
          <text:p text:style-name="P10"><text:span text:style-name="T1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xml:id="id89" draw:id="id89" draw:layer="layout" svg:width="2.2cm" svg:height="0.8cm" svg:x="39.4cm" svg:y="13.4cm">
          <text:p text:style-name="P10"><text:span text:style-name="T1">registra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line-skew="-2.901cm 1.401cm" svg:x1="38.9cm" svg:y1="15.1cm" svg:x2="39.4cm" svg:y2="13.8cm" draw:start-shape="id88" draw:start-glue-point="1" draw:end-shape="id89" draw:end-glue-point="3" svg:d="M38900 15100h300v-800h-301v-500h501" svg:viewBox="0 0 502 1301">
          <text:p/>
        </draw:connector>
        <draw:custom-shape draw:style-name="gr27" draw:text-style-name="P9" draw:layer="layout" svg:width="2.2cm" svg:height="0.8cm" svg:x="34.5cm" svg:y="14.7cm"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33" draw:text-style-name="P2" draw:layer="layout" svg:width="7cm" svg:height="0.8cm" svg:x="1.1cm" svg:y="2.7cm">
          <text:p text:style-name="P15"><text:span text:style-name="T1">&lt;body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cm" svg:height="0.8cm" svg:x="1.1cm" svg:y="14cm">
          <text:p text:style-name="P15"><text:span text:style-name="T1">&lt;/body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cm" svg:height="0.8cm" svg:x="1.8cm" svg:y="3.5cm">
          <text:p text:style-name="P15"><text:span text:style-name="T1">&lt;header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cm" svg:height="0.8cm" svg:x="1.8cm" svg:y="4.3cm">
          <text:p text:style-name="P15"><text:span text:style-name="T1">&lt;/header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cm" svg:height="0.8cm" svg:x="1.8cm" svg:y="5.1cm">
          <text:p text:style-name="P15"><text:span text:style-name="T1">&lt;section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cm" svg:height="0.8cm" svg:x="1.8cm" svg:y="10cm">
          <text:p text:style-name="P15"><text:span text:style-name="T1">&lt;/section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cm" svg:height="0.8cm" svg:x="1.8cm" svg:y="10.8cm">
          <text:p text:style-name="P15"><text:span text:style-name="T1">&lt;article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cm" svg:height="0.8cm" svg:x="1.8cm" svg:y="12.4cm">
          <text:p text:style-name="P15"><text:span text:style-name="T1">&lt;footer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cm" svg:height="0.8cm" svg:x="1.8cm" svg:y="13.2cm">
          <text:p text:style-name="P15"><text:span text:style-name="T1">&lt;/footer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cm" svg:height="0.8cm" svg:x="1.8cm" svg:y="11.6cm">
          <text:p text:style-name="P15"><text:span text:style-name="T1">&lt;/article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cm" svg:height="0.8cm" svg:x="2.4cm" svg:y="5.9cm">
          <text:p text:style-name="P15"><text:span text:style-name="T1"><text:s/></text:span><text:span text:style-name="T1">{{x=[1,2,3,4,5,6,7] <text:s text:c="12"/>}}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cm" svg:height="0.8cm" svg:x="2.4cm" svg:y="6.7cm">
          <text:p text:style-name="P15"><text:span text:style-name="T1"><text:s/></text:span><text:span text:style-name="T1">{{for elem in x: <text:s text:c="12"/>}}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cm" svg:height="0.8cm" svg:x="2.4cm" svg:y="9.2cm">
          <text:p text:style-name="P15"><text:span text:style-name="T1"><text:s/></text:span><text:span text:style-name="T1">{{pass}}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7cm" svg:height="0.8cm" svg:x="3cm" svg:y="7.5cm">
          <text:p text:style-name="P15"><text:span text:style-name="T1"><text:s/></text:span><text:span text:style-name="T1">&lt;h1&gt;{{=elem}}&lt;/h1&gt;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7cm" svg:height="1.4cm" svg:x="11.5cm" svg:y="6cm">
          <text:p text:style-name="P15"><text:span text:style-name="T1">X=[1,2,3,4,5,6,7]</text:span></text:p>
          <text:p text:style-name="P15"><text:span text:style-name="T1">For elem in x:</text:span></text:p>
          <text:p text:style-name="P15"><text:span text:style-name="T1"><text:tab/></text:span><text:span text:style-name="T1">Print “&lt;h1&gt;”+elem+”&lt;h1&gt;”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7cm" svg:height="3.6cm" svg:x="11.5cm" svg:y="2.4cm">
          <text:p text:style-name="P15"><text:span text:style-name="T1">Print “&lt;body&gt;”</text:span></text:p>
          <text:p text:style-name="P15"><text:span text:style-name="T1">Print “&lt;header&gt;”</text:span></text:p>
          <text:p text:style-name="P15"><text:span text:style-name="T1">Print “&lt;/header&gt;”</text:span></text:p>
          <text:p text:style-name="P15"><text:span text:style-name="T1">Print “&lt;section&gt;”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7cm" svg:height="3.6cm" svg:x="11.5cm" svg:y="7.4cm">
          <text:p text:style-name="P15"><text:span text:style-name="T1">Print “&lt;/section”</text:span></text:p>
          <text:p text:style-name="P15"><text:span text:style-name="T1">Print “&lt;article&gt;”</text:span></text:p>
          <text:p text:style-name="P15"><text:span text:style-name="T1">Print “&lt;/article&gt;””</text:span></text:p>
          <text:p text:style-name="P15"><text:span text:style-name="T1">Print “&lt;footer&gt;”</text:span></text:p>
          <text:p text:style-name="P15"><text:span text:style-name="T1">Print “&lt;/footer&gt;”</text:span></text:p>
          <text:p text:style-name="P15"><text:span text:style-name="T1">Print “&lt;/body&gt;”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6" draw:text-style-name="P1" draw:layer="layout" svg:width="15.9cm" svg:height="1cm" svg:x="2.4cm" svg:y="2.8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8cm" svg:height="1cm" svg:x="4.1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8cm" svg:height="1cm" svg:x="8.3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8cm" svg:height="1cm" svg:x="13.7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3.8cm" svg:y="13.6cm">
          <text:p text:style-name="P1">UNION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3.8cm" svg:y="19.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6cm" svg:y="21.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4.9cm" svg:height="0.7cm" svg:x="3.8cm" svg:y="2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0.7cm" svg:x="11.5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0.7cm" svg:x="15.5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12.7cm" svg:y="17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9cm" svg:height="0.7cm" svg:x="11.6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9cm" svg:height="0.7cm" svg:x="15.6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3.8cm" svg:y="15.5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11.5cm" svg:y="15.5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1cm" svg:height="0.7cm" svg:x="18.8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0.7cm" svg:x="22.8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20.6cm" svg:y="17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1cm" svg:height="0.7cm" svg:x="18.9cm" svg:y="19.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.9cm" svg:height="0.7cm" svg:x="22.9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8cm" svg:height="0.7cm" svg:x="20.6cm" svg:y="19.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2.7cm" svg:height="0.7cm" svg:x="18.8cm" svg:y="15.5cm">
          <text:p text:style-name="P1">CASO3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5.5cm" svg:height="0.7cm" svg:x="3.8cm" svg:y="38.8cm">
          <text:p text:style-name="P1">INTERSECCION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3.8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6cm" svg:y="42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cm" svg:height="0.7cm" svg:x="6cm" svg:y="43.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0.7cm" svg:x="11.5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0.7cm" svg:x="15.5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12.7cm" svg:y="42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cm" svg:height="0.7cm" svg:x="12.7cm" svg:y="43.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3.8cm" svg:y="39.8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11.5cm" svg:y="39.8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1cm" svg:height="0.7cm" svg:x="18.8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0.7cm" svg:x="22.8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20.6cm" svg:y="42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18.8cm" svg:y="39.8cm">
          <text:p text:style-name="P1">CASO3</text:p>
          <draw:enhanced-geometry svg:viewBox="0 0 21600 21600" draw:type="rectangle" draw:enhanced-path="M 0 0 L 21600 0 21600 21600 0 21600 0 0 Z N"/>
        </draw:custom-shape>
        <draw:line draw:style-name="gr48" draw:text-style-name="P4" draw:layer="layout" svg:x1="10.7cm" svg:y1="16cm" svg:x2="10.8cm" svg:y2="26.6cm">
          <text:p/>
        </draw:line>
        <draw:custom-shape draw:style-name="gr49" draw:text-style-name="P1" draw:layer="layout" svg:width="4.2cm" svg:height="0.7cm" svg:x="3.8cm" svg:y="44.9cm">
          <text:p text:style-name="P1">UNIONINV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3.8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6cm" svg:y="48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0.7cm" svg:x="11.5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0.7cm" svg:x="15.5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12.7cm" svg:y="48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3.8cm" svg:y="45.9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11.5cm" svg:y="45.9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1cm" svg:height="0.7cm" svg:x="18.8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0.7cm" svg:x="22.8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20.6cm" svg:y="48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18.8cm" svg:y="45.9cm">
          <text:p text:style-name="P1">CASO3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6cm" svg:height="0.7cm" svg:x="3.8cm" svg:y="51.6cm">
          <text:p text:style-name="P1">INTERSECCIONINV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3.8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6cm" svg:y="54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0.7cm" svg:x="11.5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0.7cm" svg:x="15.5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12.7cm" svg:y="54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3.8cm" svg:y="52.6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11.5cm" svg:y="52.6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1cm" svg:height="0.7cm" svg:x="18.8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cm" svg:height="0.7cm" svg:x="22.8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20.6cm" svg:y="54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18.8cm" svg:y="52.6cm">
          <text:p text:style-name="P1">CASO3</text:p>
          <draw:enhanced-geometry svg:viewBox="0 0 21600 21600" draw:type="rectangle" draw:enhanced-path="M 0 0 L 21600 0 21600 21600 0 21600 0 0 Z N"/>
        </draw:custom-shape>
        <draw:line draw:style-name="gr48" draw:text-style-name="P4" draw:layer="layout" svg:x1="10.7cm" svg:y1="42.3cm" svg:x2="10.8cm" svg:y2="52.9cm">
          <text:p/>
        </draw:line>
        <draw:custom-shape draw:style-name="gr51" draw:text-style-name="P1" draw:layer="layout" svg:width="2.1cm" svg:height="0.7cm" svg:x="3.9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1cm" svg:height="0.7cm" svg:x="6.5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0.7cm" svg:height="0.7cm" svg:x="13.7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.2cm" svg:height="0.7cm" svg:x="11.5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9cm" svg:height="0.7cm" svg:x="15.6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1cm" svg:height="0.7cm" svg:x="14.5cm" svg:y="49.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0.6cm" svg:height="0.7cm" svg:x="20cm" svg:y="49.5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draw:layer="layout" svg:width="0.4cm" svg:height="0.7cm" svg:x="22.4cm" svg:y="49.5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2.7cm" svg:height="0.7cm" svg:x="8.7cm" svg:y="44.9cm">
          <text:p text:style-name="P1">U-(A+B)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10.6cm" svg:y="51.4cm">
          <text:p text:style-name="P1">U-(A-B)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1cm" svg:height="0.5cm" svg:x="3.7cm" svg:y="18.8cm">
          <text:p text:style-name="P1"><text:span text:style-name="T4">c1[0]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1cm" svg:height="0.5cm" svg:x="5.7cm" svg:y="18.8cm">
          <text:p text:style-name="P1"><text:span text:style-name="T4">c1[1]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1cm" svg:height="0.5cm" svg:x="6cm" svg:y="20.7cm">
          <text:p text:style-name="P1"><text:span text:style-name="T4">c2[0]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1cm" svg:height="0.5cm" svg:x="8cm" svg:y="20.7cm">
          <text:p text:style-name="P1"><text:span text:style-name="T4">c2[1]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6.3cm" svg:y="27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7cm" svg:height="0.7cm" svg:x="3.8cm" svg:y="29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4.9cm" svg:height="0.7cm" svg:x="3.8cm" svg:y="30.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1cm" svg:height="0.5cm" svg:x="6.2cm" svg:y="26.6cm">
          <text:p text:style-name="P1"><text:span text:style-name="T4">c1[0]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1cm" svg:height="0.5cm" svg:x="8.2cm" svg:y="26.6cm">
          <text:p text:style-name="P1"><text:span text:style-name="T4">c1[1]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1cm" svg:height="0.5cm" svg:x="3.8cm" svg:y="28.5cm">
          <text:p text:style-name="P1"><text:span text:style-name="T4">c2[0]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1cm" svg:height="0.5cm" svg:x="5.8cm" svg:y="28.5cm">
          <text:p text:style-name="P1"><text:span text:style-name="T4">c2[1]</text:span></text:p>
          <draw:enhanced-geometry svg:viewBox="0 0 21600 21600" draw:type="rectangle" draw:enhanced-path="M 0 0 L 21600 0 21600 21600 0 21600 0 0 Z N"/>
        </draw:custom-shape>
        <draw:frame draw:style-name="gr56" draw:text-style-name="P18" draw:layer="layout" svg:width="6.8cm" svg:height="1.207cm" svg:x="3.5cm" svg:y="17.3cm">
          <draw:text-box>
            <text:p><text:span text:style-name="T5">c1[0]&gt;c2[0] and c1[1]&lt;c2[1] and c1[1]&gt;=c2[0]</text:span></text:p>
          </draw:text-box>
        </draw:frame>
        <draw:frame draw:style-name="gr56" draw:text-style-name="P18" draw:layer="layout" svg:width="6.8cm" svg:height="1.207cm" svg:x="3.5cm" svg:y="24.9cm">
          <draw:text-box>
            <text:p><text:span text:style-name="T5">c2[0]&gt;c1[0] and <text:s/>c1[0]&lt;c2[1] and c2[1]&gt;=c1[0] and c2[1]&lt;c1[1]</text:span></text:p>
          </draw:text-box>
        </draw:fram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2:40:35.756222225</meta:creation-date>
    <meta:generator>LibreOffice/5.2.3.3$Linux_x86 LibreOffice_project/d54a8868f08a7b39642414cf2c8ef2f228f780cf</meta:generator>
    <dc:date>2016-12-19T22:40:03.802357096</dc:date>
    <meta:editing-duration>PT22H43M58S</meta:editing-duration>
    <meta:editing-cycles>25</meta:editing-cycles>
    <meta:document-statistic meta:object-count="316"/>
  </office:meta>
</office:document-meta>
</file>